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dash" draw:stroke-dash="Fine_20_Dashed_20__28_var_29_" svg:stroke-color="#808080"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fill-color="#ffffff" draw:textarea-horizontal-align="left" draw:auto-grow-width="true"/>
    </style:style>
    <style:style style:name="gr5" style:family="graphic" style:parent-style-name="standard">
      <style:graphic-properties svg:stroke-width="0.102cm" svg:stroke-color="#ff0000" draw:marker-start-width="1.067cm"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svg:stroke-color="#ff0000" draw:marker-end="Arrow" draw:marker-end-width="0.3cm" draw:textarea-horizontal-align="center" draw:textarea-vertical-align="middle"/>
    </style:style>
    <style:style style:name="gr7"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8" style:family="graphic" style:parent-style-name="standard">
      <style:graphic-properties svg:stroke-width="0.102cm" svg:stroke-color="#ff0000" draw:marker-start="Arrow" draw:marker-start-width="0.3cm" draw:marker-end="Arrow" draw:marker-end-width="0.3cm" draw:textarea-horizontal-align="center" draw:textarea-vertical-align="middle" fo:padding-top="0.176cm" fo:padding-bottom="0.176cm" fo:padding-left="0.301cm" fo:padding-right="0.301cm"/>
    </style:style>
    <style:style style:name="gr9" style:family="graphic" style:parent-style-name="standard">
      <style:graphic-properties svg:stroke-color="#ff0000" draw:marker-end="Arrow" draw:textarea-horizontal-align="center" draw:textarea-vertical-align="middle"/>
    </style:style>
    <style:style style:name="gr10" style:family="graphic" style:parent-style-name="standard">
      <style:graphic-properties draw:stroke="none" svg:stroke-color="#800000" draw:fill="none" draw:fill-color="#ffffff" draw:textarea-horizontal-align="left" draw:auto-grow-height="true" draw:auto-grow-width="false" fo:min-height="0.84cm" fo:min-width="0.217cm"/>
    </style:style>
    <style:style style:name="gr11" style:family="graphic" style:parent-style-name="standard">
      <style:graphic-properties draw:fill="solid" draw:fill-color="#cccccc"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27cm"/>
    </style:style>
    <style:style style:name="gr13" style:family="graphic" style:parent-style-name="standard">
      <style:graphic-properties draw:fill="solid" draw:fill-color="#0099ff" draw:textarea-horizontal-align="justify" draw:textarea-vertical-align="middle" draw:auto-grow-height="false"/>
    </style:style>
    <style:style style:name="gr14" style:family="graphic" style:parent-style-name="standard">
      <style:graphic-properties draw:stroke-dash="Fine_20_Dashed" svg:stroke-color="#008000" draw:marker-end="Arrow" draw:textarea-horizontal-align="center" draw:textarea-vertical-align="middle"/>
    </style:style>
    <style:style style:name="gr15"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16" style:family="graphic" style:parent-style-name="standard">
      <style:graphic-properties draw:stroke="solid" draw:stroke-dash="Fine_20_Dashed" svg:stroke-color="#008000" draw:marker-end="Arrow" draw:textarea-horizontal-align="center" draw:textarea-vertical-align="middle"/>
    </style:style>
    <style:style style:name="gr17" style:family="graphic" style:parent-style-name="standard">
      <style:graphic-properties draw:stroke="solid" draw:stroke-dash="Ultrafine_20_2_20_Dots_20_3_20_Dashes" svg:stroke-color="#008000" draw:marker-end="Arrow" draw:textarea-horizontal-align="center" draw:textarea-vertical-align="middle"/>
    </style:style>
    <style:style style:name="gr18" style:family="graphic" style:parent-style-name="standard">
      <style:graphic-properties draw:stroke="none" svg:stroke-color="#000000" draw:fill="none" draw:fill-color="#ffffff" fo:min-height="0.635cm"/>
    </style:style>
    <style:style style:name="gr19" style:family="graphic" style:parent-style-name="standard">
      <style:graphic-properties draw:stroke="solid"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indent="0cm"/>
      <style:text-properties fo:font-size="12pt" style:font-size-asian="12pt" style:font-size-complex="12pt"/>
    </style:style>
    <style:style style:name="P4" style:family="paragraph">
      <style:text-properties fo:font-family="'DejaVu Sans'" style:font-family-generic="swiss" style:font-pitch="variable" fo:font-size="12pt" style:font-size-asian="12pt" style:font-size-complex="12pt"/>
    </style:style>
    <style:style style:name="P5" style:family="paragraph">
      <style:paragraph-properties fo:margin-left="0cm" fo:margin-right="0cm" fo:text-indent="0cm"/>
      <style:text-properties fo:color="#008000" fo:font-family="'DejaVu Sans'" style:font-family-generic="swiss" style:font-pitch="variable" fo:font-size="12pt" style:font-size-asian="12pt" style:font-size-complex="12pt"/>
    </style:style>
    <style:style style:name="P6" style:family="paragraph">
      <style:paragraph-properties fo:margin-left="0cm" fo:margin-right="0cm" fo:text-indent="0cm"/>
      <style:text-properties fo:color="#ff0000" fo:font-size="15pt" style:font-size-asian="15pt" style:font-size-complex="15pt"/>
    </style:style>
    <style:style style:name="P7" style:family="paragraph">
      <style:paragraph-properties fo:margin-left="0cm" fo:margin-right="0cm" fo:text-indent="0cm"/>
      <style:text-properties fo:color="#ff0000" fo:font-size="10pt" style:font-size-asian="10pt" style:font-size-complex="10pt"/>
    </style:style>
    <style:style style:name="P8" style:family="paragraph">
      <style:paragraph-properties fo:margin-left="0cm" fo:margin-right="0cm" fo:text-align="center" fo:text-indent="0cm"/>
      <style:text-properties fo:font-size="10pt" style:font-size-asian="10pt" style:font-size-complex="10pt"/>
    </style:style>
    <style:style style:name="P9" style:family="paragraph">
      <style:text-properties fo:font-size="10pt" style:font-size-asian="10pt" style:font-size-complex="10pt"/>
    </style:style>
    <style:style style:name="P10" style:family="paragraph">
      <style:paragraph-properties fo:margin-left="0cm" fo:margin-right="0cm" fo:text-indent="0cm"/>
    </style:style>
    <style:style style:name="P11" style:family="paragraph">
      <style:paragraph-properties fo:margin-left="0cm" fo:margin-right="0cm" fo:text-align="center" fo:text-indent="0cm"/>
    </style:style>
    <style:style style:name="P12" style:family="paragraph">
      <style:paragraph-properties fo:margin-left="0cm" fo:margin-right="0cm" fo:text-indent="0cm"/>
      <style:text-properties fo:color="#008000" fo:font-size="10pt" style:font-size-asian="10pt" style:font-size-complex="10pt"/>
    </style:style>
    <style:style style:name="P13" style:family="paragraph">
      <style:paragraph-properties fo:margin-left="0cm" fo:margin-right="0cm" fo:text-indent="0cm"/>
      <style:text-properties fo:color="#008000" fo:font-size="10pt" fo:font-weight="bold" style:font-size-asian="10pt" style:font-size-complex="10pt"/>
    </style:style>
    <style:style style:name="T1" style:family="text">
      <style:text-properties fo:font-family="'DejaVu Sans'" style:font-family-generic="swiss" style:font-pitch="variable" fo:font-size="12pt" style:font-size-asian="12pt" style:font-size-complex="12pt"/>
    </style:style>
    <style:style style:name="T2" style:family="text">
      <style:text-properties fo:color="#008000"/>
    </style:style>
    <style:style style:name="T3" style:family="text">
      <style:text-properties fo:color="#ff0000" fo:font-size="15pt" style:font-size-asian="15pt" style:font-size-complex="15pt"/>
    </style:style>
    <style:style style:name="T4" style:family="text">
      <style:text-properties fo:color="#ff0000" fo:font-size="10pt" style:font-size-asian="10pt" style:font-size-complex="10pt"/>
    </style:style>
    <style:style style:name="T5" style:family="text">
      <style:text-properties fo:font-size="10pt" style:font-size-asian="10pt" style:font-size-complex="10pt"/>
    </style:style>
    <style:style style:name="T6" style:family="text">
      <style:text-properties fo:color="#008000"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measurelines" svg:width="11.151cm" svg:height="3.845cm" svg:x="2.54cm" svg:y="9.39cm">
          <text:p text:style-name="P10"/>
          <draw:enhanced-geometry svg:viewBox="0 0 21600 21600" draw:glue-points="10800 0 0 10800 10800 21600 21600 10800" draw:type="flowchart-process" draw:enhanced-path="M 0 0 L 21600 0 21600 21600 0 21600 0 0 Z N"/>
        </draw:custom-shape>
        <draw:line draw:style-name="gr2" draw:text-style-name="P2" draw:layer="measurelines" svg:x1="1.635cm" svg:y1="4.81cm" svg:x2="19.415cm" svg:y2="4.81cm">
          <text:p text:style-name="P10"/>
        </draw:line>
        <draw:line draw:style-name="gr2" draw:text-style-name="P2" draw:layer="measurelines" svg:x1="1.635cm" svg:y1="8.62cm" svg:x2="19.415cm" svg:y2="8.62cm">
          <text:p text:style-name="P10"/>
        </draw:line>
        <draw:line draw:style-name="gr2" draw:text-style-name="P2" draw:layer="measurelines" svg:x1="1.635cm" svg:y1="7.35cm" svg:x2="19.415cm" svg:y2="7.35cm">
          <text:p text:style-name="P10"/>
        </draw:line>
        <draw:line draw:style-name="gr2" draw:text-style-name="P2" draw:layer="measurelines" svg:x1="1.635cm" svg:y1="6.08cm" svg:x2="19.415cm" svg:y2="6.08cm">
          <text:p text:style-name="P10"/>
        </draw:line>
        <draw:frame draw:style-name="gr3" draw:text-style-name="P4" draw:layer="measurelines" svg:width="3.389cm" svg:height="0.747cm" svg:x="0.935cm" svg:y="4.075cm">
          <draw:text-box>
            <text:p text:style-name="P3"><text:span text:style-name="T1">TimeManager</text:span></text:p>
          </draw:text-box>
        </draw:frame>
        <draw:frame draw:style-name="gr4" draw:text-style-name="P5" draw:layer="measurelines" svg:width="2.373cm" svg:height="0.747cm" svg:x="1.035cm" svg:y="5.276cm">
          <draw:text-box>
            <text:p text:style-name="P5">Actor #1</text:p>
          </draw:text-box>
        </draw:frame>
        <draw:frame draw:style-name="gr4" draw:text-style-name="P5" draw:layer="measurelines" svg:width="2.373cm" svg:height="0.747cm" svg:x="1.036cm" svg:y="6.677cm">
          <draw:text-box>
            <text:p text:style-name="P5">Actor #2</text:p>
          </draw:text-box>
        </draw:frame>
        <draw:frame draw:style-name="gr4" draw:text-style-name="P5" draw:layer="measurelines" svg:width="2.373cm" svg:height="0.747cm" svg:x="1.037cm" svg:y="7.978cm">
          <draw:text-box>
            <text:p text:style-name="P5"><text:span text:style-name="T2">Actor #3</text:span></text:p>
          </draw:text-box>
        </draw:frame>
        <draw:line draw:style-name="gr5" draw:text-style-name="P2" draw:layer="measurelines" svg:x1="4.775cm" svg:y1="3.54cm" svg:x2="4.775cm" svg:y2="5.11cm">
          <text:p text:style-name="P10"/>
        </draw:line>
        <draw:line draw:style-name="gr5" draw:text-style-name="P2" draw:layer="measurelines" svg:x1="11.595cm" svg:y1="3.54cm" svg:x2="11.575cm" svg:y2="5.111cm">
          <text:p text:style-name="P10"/>
        </draw:line>
        <draw:line draw:style-name="gr6" draw:text-style-name="P2" draw:layer="measurelines" svg:x1="4.81cm" svg:y1="4.81cm" svg:x2="5.06cm" svg:y2="6.08cm">
          <text:p text:style-name="P10"/>
        </draw:line>
        <draw:frame draw:style-name="gr7" draw:text-style-name="P6" draw:layer="measurelines" svg:width="1.924cm" svg:height="0.911cm" svg:x="6.68cm" svg:y="3.505cm">
          <draw:text-box>
            <text:p text:style-name="P6"><text:span text:style-name="T3">Tick n</text:span></text:p>
          </draw:text-box>
        </draw:frame>
        <draw:frame draw:style-name="gr7" draw:text-style-name="P6" draw:layer="measurelines" svg:width="2.53cm" svg:height="0.911cm" svg:x="13.58cm" svg:y="3.505cm">
          <draw:text-box>
            <text:p text:style-name="P6"><text:span text:style-name="T3">Tick n+1</text:span></text:p>
          </draw:text-box>
        </draw:frame>
        <draw:frame draw:style-name="gr7" draw:text-style-name="P6" draw:layer="measurelines" svg:width="2.53cm" svg:height="0.911cm" svg:x="17.68cm" svg:y="3.506cm">
          <draw:text-box>
            <text:p text:style-name="P6"><text:span text:style-name="T3">Tick n+2</text:span></text:p>
          </draw:text-box>
        </draw:frame>
        <draw:line draw:style-name="gr5" draw:text-style-name="P2" draw:layer="measurelines" svg:x1="17.095cm" svg:y1="3.541cm" svg:x2="17.075cm" svg:y2="5.112cm">
          <text:p text:style-name="P10"/>
        </draw:line>
        <draw:line draw:style-name="gr8" draw:text-style-name="P2" draw:layer="measurelines" svg:x1="4.81cm" svg:y1="4.375cm" svg:x2="11.595cm" svg:y2="4.375cm">
          <text:p text:style-name="P10"/>
        </draw:line>
        <draw:line draw:style-name="gr8" draw:text-style-name="P2" draw:layer="measurelines" svg:x1="11.611cm" svg:y1="4.375cm" svg:x2="17.075cm" svg:y2="4.375cm">
          <text:p text:style-name="P10"/>
        </draw:line>
        <draw:line draw:style-name="gr8" draw:text-style-name="P2" draw:layer="measurelines" svg:x1="17.102cm" svg:y1="4.375cm" svg:x2="20.075cm" svg:y2="4.375cm">
          <text:p text:style-name="P10"/>
        </draw:line>
        <draw:line draw:style-name="gr9" draw:text-style-name="P2" draw:layer="measurelines" svg:x1="4.81cm" svg:y1="4.81cm" svg:x2="5.06cm" svg:y2="7.35cm">
          <text:p text:style-name="P10"/>
        </draw:line>
        <draw:line draw:style-name="gr9" draw:text-style-name="P2" draw:layer="measurelines" svg:x1="4.81cm" svg:y1="4.81cm" svg:x2="5.408cm" svg:y2="8.62cm">
          <text:p text:style-name="P10"/>
        </draw:line>
        <draw:frame draw:style-name="gr10" draw:text-style-name="P7" draw:layer="measurelines" svg:width="1.352cm" svg:height="1.09cm" svg:x="4.093cm" svg:y="6.26cm">
          <draw:text-box>
            <text:p text:style-name="P7"><text:span text:style-name="T4">top</text:span></text:p>
          </draw:text-box>
        </draw:frame>
        <draw:custom-shape draw:style-name="gr11" draw:text-style-name="P2" draw:layer="measurelines" svg:width="1.905cm" svg:height="0.635cm" svg:x="2.902cm" svg:y="9.61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1.644cm" svg:height="0.635cm" svg:x="5.071cm" svg:y="6.991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2.913cm" svg:height="0.635cm" svg:x="5.072cm" svg:y="5.792cm">
          <text:p text:style-name="P10"/>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3" draw:text-style-name="P9" draw:layer="measurelines" svg:width="8.884cm" svg:height="0.692cm" svg:x="4.816cm" svg:y="9.645cm">
          <draw:text-box>
            <text:p text:style-name="P8"><text:span text:style-name="T5">Processing of messages received during previous tick</text:span></text:p>
          </draw:text-box>
        </draw:frame>
        <draw:frame draw:style-name="gr12" draw:text-style-name="P10" draw:layer="measurelines" svg:width="0.001cm" svg:height="1.52cm" svg:x="4.381cm" svg:y="9.255cm">
          <draw:text-box>
            <text:p text:style-name="P10"/>
          </draw:text-box>
        </draw:frame>
        <draw:custom-shape draw:style-name="gr13" draw:text-style-name="P2" draw:layer="measurelines" svg:width="1.905cm" svg:height="0.635cm" svg:x="2.903cm" svg:y="10.511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3" draw:text-style-name="P9" draw:layer="measurelines" svg:width="6.056cm" svg:height="0.692cm" svg:x="4.816cm" svg:y="10.545cm">
          <draw:text-box>
            <text:p text:style-name="P8"><text:span text:style-name="T5">Spontaneous behaviour of the actor</text:span></text:p>
          </draw:text-box>
        </draw:frame>
        <draw:custom-shape draw:style-name="gr11" draw:text-style-name="P2" draw:layer="measurelines" svg:width="1.905cm" svg:height="0.635cm" svg:x="5.432cm" svg:y="8.316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0.752cm" svg:height="0.635cm" svg:x="7.333cm" svg:y="8.317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3.791cm" svg:height="0.635cm" svg:x="6.734cm" svg:y="7.018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1.905cm" svg:height="0.635cm" svg:x="8.035cm" svg:y="5.819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4" draw:text-style-name="P11" draw:layer="measurelines" svg:x1="2.976cm" svg:y1="12.885cm" svg:x2="4.844cm" svg:y2="12.885cm">
          <text:p text:style-name="P11"/>
        </draw:line>
        <draw:frame draw:style-name="gr3" draw:text-style-name="P9" draw:layer="measurelines" svg:width="6.458cm" svg:height="0.692cm" svg:x="4.816cm" svg:y="12.545cm">
          <draw:text-box>
            <text:p text:style-name="P8"><text:span text:style-name="T5">Acknowledgment of an actor message</text:span></text:p>
          </draw:text-box>
        </draw:frame>
        <draw:frame draw:style-name="gr3" draw:text-style-name="P9" draw:layer="measurelines" svg:width="6.056cm" svg:height="0.692cm" svg:x="4.816cm" svg:y="10.545cm">
          <draw:text-box>
            <text:p text:style-name="P8"><text:span text:style-name="T5">Spontaneous behaviour of the actor</text:span></text:p>
          </draw:text-box>
        </draw:frame>
        <draw:line draw:style-name="gr15" draw:text-style-name="P2" draw:layer="measurelines" svg:x1="7.149cm" svg:y1="7.35cm" svg:x2="8.425cm" svg:y2="8.62cm">
          <text:p text:style-name="P10"/>
        </draw:line>
        <draw:frame draw:style-name="gr3" draw:text-style-name="P9" draw:layer="measurelines" svg:width="2.847cm" svg:height="0.692cm" svg:x="4.817cm" svg:y="11.845cm">
          <draw:text-box>
            <text:p text:style-name="P8"><text:span text:style-name="T5">Actor message</text:span></text:p>
          </draw:text-box>
        </draw:frame>
        <draw:line draw:style-name="gr16" draw:text-style-name="P2" draw:layer="measurelines" svg:x1="8.425cm" svg:y1="8.62cm" svg:x2="9.255cm" svg:y2="7.35cm">
          <text:p text:style-name="P10"/>
        </draw:line>
        <draw:line draw:style-name="gr6" draw:text-style-name="P2" draw:layer="measurelines" svg:x1="9.89cm" svg:y1="6.08cm" svg:x2="10.525cm" svg:y2="4.81cm">
          <text:p text:style-name="P10"/>
        </draw:line>
        <draw:custom-shape draw:style-name="gr13" draw:text-style-name="P2" draw:layer="measurelines" svg:width="1.905cm" svg:height="0.635cm" svg:x="14.336cm" svg:y="5.72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6" draw:text-style-name="P2" draw:layer="measurelines" svg:x1="13.755cm" svg:y1="7.35cm" svg:x2="16.076cm" svg:y2="4.81cm">
          <text:p text:style-name="P10"/>
        </draw:line>
        <draw:line draw:style-name="gr6" draw:text-style-name="P2" draw:layer="measurelines" svg:x1="8.085cm" svg:y1="8.62cm" svg:x2="8.62cm" svg:y2="4.81cm">
          <text:p text:style-name="P10"/>
        </draw:line>
        <draw:line draw:style-name="gr15" draw:text-style-name="P2" draw:layer="measurelines" svg:x1="6.08cm" svg:y1="8.62cm" svg:x2="6.715cm" svg:y2="6.08cm">
          <text:p text:style-name="P10"/>
        </draw:line>
        <draw:line draw:style-name="gr17" draw:text-style-name="P2" draw:layer="measurelines" svg:x1="6.715cm" svg:y1="6.08cm" svg:x2="7.35cm" svg:y2="8.62cm">
          <text:p text:style-name="P10"/>
        </draw:line>
        <draw:line draw:style-name="gr15" draw:text-style-name="P2" draw:layer="measurelines" svg:x1="3.011cm" svg:y1="12.23cm" svg:x2="4.916cm" svg:y2="12.23cm">
          <text:p text:style-name="P10"/>
        </draw:line>
        <draw:frame draw:style-name="gr10" draw:text-style-name="P7" draw:layer="measurelines" svg:width="1.352cm" svg:height="1.09cm" svg:x="3.993cm" svg:y="5.36cm">
          <draw:text-box>
            <text:p text:style-name="P7"><text:span text:style-name="T4">top</text:span></text:p>
          </draw:text-box>
        </draw:frame>
        <draw:frame draw:style-name="gr10" draw:text-style-name="P7" draw:layer="measurelines" svg:width="1.352cm" svg:height="1.09cm" svg:x="4.393cm" svg:y="7.96cm">
          <draw:text-box>
            <text:p text:style-name="P7"><text:span text:style-name="T4">top</text:span></text:p>
          </draw:text-box>
        </draw:frame>
        <draw:frame draw:style-name="gr10" draw:text-style-name="P7" draw:layer="measurelines" svg:width="1.352cm" svg:height="1.09cm" svg:x="10.393cm" svg:y="5.56cm">
          <draw:text-box>
            <text:p text:style-name="P7"><text:span text:style-name="T4">done</text:span></text:p>
          </draw:text-box>
        </draw:frame>
        <draw:frame draw:style-name="gr10" draw:text-style-name="P7" draw:layer="measurelines" svg:width="1.352cm" svg:height="1.09cm" svg:x="9.993cm" svg:y="4.26cm">
          <draw:text-box>
            <text:p text:style-name="P7"><text:span text:style-name="T4">done</text:span></text:p>
          </draw:text-box>
        </draw:frame>
        <draw:frame draw:style-name="gr10" draw:text-style-name="P7" draw:layer="measurelines" svg:width="1.352cm" svg:height="1.09cm" svg:x="8.293cm" svg:y="5.16cm">
          <draw:text-box>
            <text:p text:style-name="P7"><text:span text:style-name="T4">done</text:span></text:p>
          </draw:text-box>
        </draw:frame>
        <draw:frame draw:style-name="gr18" draw:text-style-name="P12" draw:layer="measurelines" svg:width="1.905cm" svg:height="0.885cm" svg:x="6.681cm" svg:y="7.591cm">
          <draw:text-box>
            <text:p text:style-name="P12"><text:span text:style-name="T6">ack</text:span></text:p>
          </draw:text-box>
        </draw:frame>
        <draw:frame draw:style-name="gr18" draw:text-style-name="P12" draw:layer="measurelines" svg:width="1.905cm" svg:height="0.885cm" svg:x="8.682cm" svg:y="7.692cm">
          <draw:text-box>
            <text:p text:style-name="P12"><text:span text:style-name="T6">ack</text:span></text:p>
          </draw:text-box>
        </draw:frame>
        <draw:line draw:style-name="gr6" draw:text-style-name="P2" draw:layer="measurelines" svg:x1="2.911cm" svg:y1="11.595cm" svg:x2="4.918cm" svg:y2="11.595cm">
          <text:p text:style-name="P10"/>
        </draw:line>
        <draw:frame draw:style-name="gr3" draw:text-style-name="P9" draw:layer="measurelines" svg:width="4.947cm" svg:height="0.692cm" svg:x="4.818cm" svg:y="11.245cm">
          <draw:text-box>
            <text:p text:style-name="P8"><text:span text:style-name="T5">Scheduling-related message</text:span></text:p>
          </draw:text-box>
        </draw:frame>
        <draw:frame draw:style-name="gr18" draw:text-style-name="P13" draw:layer="measurelines" svg:width="1.905cm" svg:height="0.885cm" svg:x="5.583cm" svg:y="6.993cm">
          <draw:text-box>
            <text:p text:style-name="P13"><text:span text:style-name="T2">M1</text:span></text:p>
          </draw:text-box>
        </draw:frame>
        <draw:frame draw:style-name="gr18" draw:text-style-name="P13" draw:layer="measurelines" svg:width="1.905cm" svg:height="0.885cm" svg:x="7.184cm" svg:y="7.094cm">
          <draw:text-box>
            <text:p text:style-name="P13"><text:span text:style-name="T2">M2</text:span></text:p>
          </draw:text-box>
        </draw:frame>
        <draw:line draw:style-name="gr6" draw:text-style-name="P2" draw:layer="measurelines" svg:x1="11.61cm" svg:y1="4.81cm" svg:x2="12.077cm" svg:y2="6.08cm">
          <text:p text:style-name="P10"/>
        </draw:line>
        <draw:line draw:style-name="gr6" draw:text-style-name="P2" draw:layer="measurelines" svg:x1="11.61cm" svg:y1="4.81cm" svg:x2="12.092cm" svg:y2="7.467cm">
          <text:p text:style-name="P10"/>
        </draw:line>
        <draw:line draw:style-name="gr6" draw:text-style-name="P2" draw:layer="measurelines" svg:x1="11.61cm" svg:y1="4.81cm" svg:x2="11.842cm" svg:y2="8.62cm">
          <text:p text:style-name="P10"/>
        </draw:line>
        <draw:frame draw:style-name="gr10" draw:text-style-name="P7" draw:layer="measurelines" svg:width="1.352cm" svg:height="1.09cm" svg:x="11.693cm" svg:y="5.06cm">
          <draw:text-box>
            <text:p text:style-name="P7"><text:span text:style-name="T4">top</text:span></text:p>
          </draw:text-box>
        </draw:frame>
        <draw:custom-shape draw:style-name="gr11" draw:text-style-name="P2" draw:layer="measurelines" svg:width="2.262cm" svg:height="0.635cm" svg:x="12.073cm" svg:y="5.793cm">
          <text:p text:style-name="P10"/>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7" draw:layer="measurelines" svg:width="1.352cm" svg:height="1.09cm" svg:x="11.693cm" svg:y="6.06cm">
          <draw:text-box>
            <text:p text:style-name="P7"><text:span text:style-name="T4">top</text:span></text:p>
          </draw:text-box>
        </draw:frame>
        <draw:frame draw:style-name="gr10" draw:text-style-name="P7" draw:layer="measurelines" svg:width="1.352cm" svg:height="1.09cm" svg:x="11.593cm" svg:y="7.36cm">
          <draw:text-box>
            <text:p text:style-name="P7"><text:span text:style-name="T4">top</text:span></text:p>
          </draw:text-box>
        </draw:frame>
        <draw:custom-shape draw:style-name="gr11" draw:text-style-name="P2" draw:layer="measurelines" svg:width="0.356cm" svg:height="0.635cm" svg:x="12.074cm" svg:y="6.994cm">
          <text:p text:style-name="P10"/>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2.913cm" svg:height="0.635cm" svg:x="11.875cm" svg:y="8.295cm">
          <text:p text:style-name="P10"/>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1.263cm" svg:height="0.635cm" svg:x="12.437cm" svg:y="7.021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0.752cm" svg:height="0.635cm" svg:x="14.633cm" svg:y="8.318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7" draw:layer="measurelines" svg:width="2.752cm" svg:height="1.09cm" svg:x="13.793cm" svg:y="6.26cm">
          <draw:text-box>
            <text:p text:style-name="P7"><text:span text:style-name="T4">terminated</text:span></text:p>
          </draw:text-box>
        </draw:frame>
        <draw:line draw:style-name="gr6" draw:text-style-name="P2" draw:layer="measurelines" svg:x1="15.385cm" svg:y1="8.62cm" svg:x2="17.077cm" svg:y2="4.81cm">
          <text:p text:style-name="P10"/>
        </draw:line>
        <draw:line draw:style-name="gr6" draw:text-style-name="P2" draw:layer="measurelines" svg:x1="16.24cm" svg:y1="6.08cm" svg:x2="16.515cm" svg:y2="4.81cm">
          <text:p text:style-name="P10"/>
        </draw:line>
        <draw:frame draw:style-name="gr10" draw:text-style-name="P7" draw:layer="measurelines" svg:width="1.352cm" svg:height="1.09cm" svg:x="15.793cm" svg:y="6.16cm">
          <draw:text-box>
            <text:p text:style-name="P7"><text:span text:style-name="T4">done</text:span></text:p>
          </draw:text-box>
        </draw:frame>
        <draw:frame draw:style-name="gr10" draw:text-style-name="P7" draw:layer="measurelines" svg:width="1.352cm" svg:height="1.09cm" svg:x="15.693cm" svg:y="5.16cm">
          <draw:text-box>
            <text:p text:style-name="P7"><text:span text:style-name="T4">done</text:span></text:p>
          </draw:text-box>
        </draw:frame>
        <draw:line draw:style-name="gr6" draw:text-style-name="P2" draw:layer="measurelines" svg:x1="10.556cm" svg:y1="7.35cm" svg:x2="11.575cm" svg:y2="4.81cm">
          <text:p text:style-name="P10"/>
        </draw:line>
        <draw:line draw:style-name="gr15" draw:text-style-name="P2" draw:layer="measurelines" svg:x1="12.249cm" svg:y1="7.35cm" svg:x2="13.065cm" svg:y2="6.08cm">
          <text:p text:style-name="P10"/>
        </draw:line>
        <draw:frame draw:style-name="gr18" draw:text-style-name="P13" draw:layer="measurelines" svg:width="1.905cm" svg:height="0.885cm" svg:x="12.885cm" svg:y="5.895cm">
          <draw:text-box>
            <text:p text:style-name="P13"><text:span text:style-name="T2">M3</text:span></text:p>
          </draw:text-box>
        </draw:frame>
        <draw:frame draw:style-name="gr18" draw:text-style-name="P12" draw:layer="measurelines" svg:width="1.905cm" svg:height="0.885cm" svg:x="13.283cm" svg:y="6.693cm">
          <draw:text-box>
            <text:p text:style-name="P12"><text:span text:style-name="T6">ack</text:span></text:p>
          </draw:text-box>
        </draw:frame>
        <draw:line draw:style-name="gr16" draw:text-style-name="P2" draw:layer="measurelines" svg:x1="13.065cm" svg:y1="6.08cm" svg:x2="13.7cm" svg:y2="7.35cm">
          <text:p text:style-name="P10"/>
        </draw:line>
        <draw:line draw:style-name="gr9" draw:text-style-name="P2" draw:layer="measurelines" svg:x1="4.81cm" svg:y1="4.81cm" svg:x2="5.06cm" svg:y2="7.35cm">
          <text:p text:style-name="P10"/>
        </draw:line>
        <draw:line draw:style-name="gr9" draw:text-style-name="P2" draw:layer="measurelines" svg:x1="17.11cm" svg:y1="4.81cm" svg:x2="17.36cm" svg:y2="7.35cm">
          <text:p text:style-name="P10"/>
        </draw:line>
        <draw:custom-shape draw:style-name="gr19" draw:text-style-name="P2" draw:layer="measurelines" svg:width="1.27cm" svg:height="1.27cm" svg:x="17.175cm" svg:y="6.615cm">
          <text:p text:style-name="P10"/>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 draw:text-style-name="P7" draw:layer="measurelines" svg:width="1.352cm" svg:height="1.09cm" svg:x="16.493cm" svg:y="7.56cm">
          <draw:text-box>
            <text:p text:style-name="P7"><text:span text:style-name="T4">top</text:span></text:p>
          </draw:text-box>
        </draw:frame>
        <draw:line draw:style-name="gr6" draw:text-style-name="P2" draw:layer="measurelines" svg:x1="17.111cm" svg:y1="4.81cm" svg:x2="17.578cm" svg:y2="6.08cm">
          <text:p text:style-name="P10"/>
        </draw:line>
        <draw:line draw:style-name="gr6" draw:text-style-name="P2" draw:layer="measurelines" svg:x1="17.11cm" svg:y1="4.81cm" svg:x2="17.342cm" svg:y2="8.62cm">
          <text:p text:style-name="P10"/>
        </draw:line>
        <draw:custom-shape draw:style-name="gr11" draw:text-style-name="P2" draw:layer="measurelines" svg:width="2.039cm" svg:height="0.635cm" svg:x="17.376cm" svg:y="8.296cm">
          <text:p text:style-name="P10"/>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0.356cm" svg:height="0.635cm" svg:x="17.574cm" svg:y="5.695cm">
          <text:p text:style-name="P10"/>
          <draw:enhanced-geometry svg:viewBox="0 0 21600 21600" draw:text-areas="0 0 21600 21600" draw:mirror-horizontal="false" draw:mirror-vertical="false"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1.905cm" svg:height="0.635cm" svg:x="17.937cm" svg:y="5.721cm">
          <text:p text:style-name="P10"/>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7" draw:layer="measurelines" svg:width="1.352cm" svg:height="1.09cm" svg:x="17.093cm" svg:y="6.16cm">
          <draw:text-box>
            <text:p text:style-name="P7"><text:span text:style-name="T4">top</text:span></text:p>
          </draw:text-box>
        </draw:frame>
        <draw:frame draw:style-name="gr10" draw:text-style-name="P7" draw:layer="measurelines" svg:width="1.352cm" svg:height="1.09cm" svg:x="17.093cm" svg:y="4.86cm">
          <draw:text-box>
            <text:p text:style-name="P7"><text:span text:style-name="T4">top</text:span></text:p>
          </draw:text-box>
        </draw:frame>
        <draw:frame draw:style-name="gr18" draw:text-style-name="P12" draw:layer="measurelines" svg:width="1.905cm" svg:height="0.885cm" svg:x="3.183cm" svg:y="12.293cm">
          <draw:text-box>
            <text:p text:style-name="P12"><text:span text:style-name="T6">ac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Olivier Boudeville</meta:initial-creator>
    <meta:creation-date>2008-11-12T14:01:20</meta:creation-date>
    <dc:creator>Olivier Boudeville</dc:creator>
    <dc:date>2008-11-12T15:16:53</dc:date>
    <meta:editing-cycles>3</meta:editing-cycles>
    <meta:editing-duration>PT28M57S</meta:editing-duration>
    <meta:user-defined meta:name="Info 1"/>
    <meta:user-defined meta:name="Info 2"/>
    <meta:user-defined meta:name="Info 3"/>
    <meta:user-defined meta:name="Info 4"/>
    <meta:document-statistic meta:object-count="90"/>
  </office:meta>
</office:document-meta>
</file>